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Preformatted_20_Text">
      <style:paragraph-properties fo:margin-left="0in" fo:margin-right="0in" fo:text-align="start" style:justify-single-word="false" fo:text-indent="0in" style:auto-text-indent="false" style:text-autospace="none"/>
      <style:text-properties fo:font-variant="normal" fo:text-transform="none" fo:color="#313131" style:font-name="Menlo" fo:font-size="9pt" fo:letter-spacing="normal" fo:font-style="normal" fo:font-weight="normal" style:font-name-asian="Consolas" style:font-size-asian="10pt" style:font-name-complex="Consolas" style:font-size-complex="10pt"/>
    </style:style>
    <style:style style:name="P4" style:family="paragraph" style:parent-style-name="Preformatted_20_Text">
      <style:paragraph-properties fo:margin-top="0in" fo:margin-bottom="0.1043in" style:line-height-at-least="0.1665in" fo:widows="1" fo:padding="0.052in" fo:border="0.0008in solid #d6d6d6"/>
    </style:style>
    <style:style style:name="P5" style:family="paragraph" style:parent-style-name="Preformatted_20_Text">
      <style:paragraph-properties fo:margin-top="0in" fo:margin-bottom="0.1043in" style:line-height-at-least="0.1665in" fo:widows="1" fo:padding="0.052in" fo:border="0.0008in solid #d6d6d6"/>
      <style:text-properties fo:font-variant="normal" fo:text-transform="none" fo:color="#313131" fo:letter-spacing="normal"/>
    </style:style>
    <style:style style:name="P6" style:family="paragraph" style:parent-style-name="Preformatted_20_Text">
      <style:paragraph-properties fo:margin-top="0in" fo:margin-bottom="0.1043in" style:line-height-at-least="0.1665in" fo:widows="1" fo:padding="0.052in" fo:border="0.0008in solid #d6d6d6"/>
      <style:text-properties fo:font-variant="normal" fo:text-transform="none" fo:color="#666600" style:font-name="Menlo" fo:font-size="9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6a3e3e"/>
    </style:style>
    <style:style style:name="T4" style:family="text">
      <style:text-properties fo:color="#7f0055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7f0055" style:font-name="Menlo" fo:font-size="9pt" fo:font-style="normal" fo:font-weight="normal"/>
    </style:style>
    <style:style style:name="T7" style:family="text">
      <style:text-properties fo:color="#2a00ff"/>
    </style:style>
    <style:style style:name="T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88"/>
    </style:style>
    <style:style style:name="T10" style:family="text">
      <style:text-properties fo:color="#000088" style:font-name="Menlo" fo:font-size="9pt" fo:font-style="normal" fo:font-weight="normal"/>
    </style:style>
    <style:style style:name="T11" style:family="text">
      <style:text-properties fo:color="#666600"/>
    </style:style>
    <style:style style:name="T12" style:family="text">
      <style:text-properties fo:color="#666600" style:font-name="Menlo" fo:font-size="9pt" fo:font-style="normal" fo:font-weight="normal"/>
    </style:style>
    <style:style style:name="T13" style:family="text">
      <style:text-properties style:font-name="Menlo" fo:font-size="9pt" fo:font-style="normal" fo:font-weight="normal"/>
    </style:style>
    <style:style style:name="T14" style:family="text">
      <style:text-properties fo:color="#006666" style:font-name="Menlo" fo:font-size="9pt" fo:font-style="normal" fo:font-weight="normal"/>
    </style:style>
    <style:style style:name="T15" style:family="text">
      <style:text-properties fo:color="#008800" style:font-name="Menlo" fo:font-size="9pt" fo:font-style="normal" fo:font-weight="normal"/>
    </style:style>
    <style:style style:name="T16" style:family="text">
      <style:text-properties fo:font-variant="normal" fo:text-transform="none" fo:color="#313131" fo:letter-spacing="normal"/>
    </style:style>
    <style:style style:name="T17" style:family="text">
      <style:text-properties fo:font-variant="normal" fo:text-transform="none" fo:color="#313131" style:font-name="Menlo" fo:font-size="9pt" fo:letter-spacing="normal" fo:font-style="normal" fo:font-weight="normal"/>
    </style:style>
    <style:style style:name="T18" style:family="text">
      <style:text-properties fo:font-variant="normal" fo:text-transform="none" fo:color="#000088" style:font-name="Menlo" fo:font-size="9pt" fo:letter-spacing="normal" fo:font-style="normal" fo:font-weight="normal"/>
    </style:style>
    <style:style style:name="T19" style:family="text">
      <style:text-properties fo:font-variant="normal" fo:text-transform="none" fo:color="#666600" style:font-name="Menlo" fo:font-size="9pt" fo:letter-spacing="normal" fo:font-style="normal" fo:font-weight="normal"/>
    </style:style>
    <style:style style:name="T20" style:family="text">
      <style:text-properties fo:font-variant="normal" fo:text-transform="none" fo:color="#006666" style:font-name="Menlo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lect </text:span><text:span text:style-name="T3">displayLanguage</text:span><text:span text:style-name="T1"> = </text:span><text:span text:style-name="T5">new</text:span><text:span text:style-name="T1"> Select(</text:span><text:span text:style-name="T3">driver</text:span><text:span text:style-name="T1">.findElement(By.</text:span><text:span text:style-name="T2">xpath</text:span><text:span text:style-name="T1">(</text:span><text:span text:style-name="T7">".//*[@id='setlang']"</text:span><text:span text:style-name="T1">)));</text:span></text:p>
      <text:p text:style-name="P1"><text:span text:style-name="T1"><text:tab/> <text:s/>List&lt;WebElement&gt; </text:span><text:span text:style-name="T3">list</text:span><text:span text:style-name="T1"> = </text:span><text:span text:style-name="T3">displayLanguage</text:span><text:span text:style-name="T1">.getOptions();</text:span></text:p>
      <text:p text:style-name="P1"><text:span text:style-name="T1"><text:tab/> <text:s/></text:span><text:span text:style-name="T5">for</text:span><text:span text:style-name="T1">(WebElement </text:span><text:span text:style-name="T3">temp</text:span><text:span text:style-name="T1"> : </text:span><text:span text:style-name="T3">list</text:span><text:span text:style-name="T1">) {</text:span></text:p>
      <text:p text:style-name="P1"><text:span text:style-name="T1"><text:tab/><text:tab/> <text:s/>System.</text:span><text:span text:style-name="T8">out</text:span><text:span text:style-name="T1">.println(</text:span><text:span text:style-name="T3">temp</text:span><text:span text:style-name="T1">.getText());</text:span></text:p>
      <text:p text:style-name="P2"><text:tab/> <text:s/>}</text:p>
      <text:p text:style-name="P2"/>
      <text:p text:style-name="P2"/>
      <text:p text:style-name="P2"/>
      <text:p text:style-name="P3"><text:span text:style-name="T9">public</text:span> <text:span text:style-name="T9">class</text:span> <text:span text:style-name="T4">Test</text:span> <text:span text:style-name="T11">{</text:span></text:p>
      <text:p text:style-name="P4"/>
      <text:p text:style-name="P5"><text:s text:c="3"/><text:span text:style-name="T10">public</text:span><text:span text:style-name="T13"> </text:span><text:span text:style-name="T10">static</text:span><text:span text:style-name="T13"> </text:span><text:span text:style-name="T10">void</text:span><text:span text:style-name="T13"> main</text:span><text:span text:style-name="T12">(</text:span><text:span text:style-name="T6">String</text:span><text:span text:style-name="T13"> args</text:span><text:span text:style-name="T12">[]){</text:span></text:p>
      <text:p text:style-name="P4"><text:span text:style-name="T16"><text:s text:c="6"/></text:span><text:span text:style-name="T18">int</text:span><text:span text:style-name="T17"> </text:span><text:span text:style-name="T19">[]</text:span><text:span text:style-name="T17"> numbers </text:span><text:span text:style-name="T19">=</text:span><text:span text:style-name="T17"> </text:span><text:span text:style-name="T19">{</text:span><text:span text:style-name="T20">10</text:span><text:span text:style-name="T19">,</text:span><text:span text:style-name="T17"> </text:span><text:span text:style-name="T20">20</text:span><text:span text:style-name="T19">,</text:span><text:span text:style-name="T17"> </text:span><text:span text:style-name="T20">30</text:span><text:span text:style-name="T19">,</text:span><text:span text:style-name="T17"> </text:span><text:span text:style-name="T20">40</text:span><text:span text:style-name="T19">,</text:span><text:span text:style-name="T17"> </text:span><text:span text:style-name="T20">50</text:span><text:span text:style-name="T19">};</text:span></text:p>
      <text:p text:style-name="P5"><text:s text:c="6"/><text:span text:style-name="T10">for</text:span><text:span text:style-name="T12">(</text:span><text:span text:style-name="T10">int</text:span><text:span text:style-name="T13"> x </text:span><text:span text:style-name="T12">:</text:span><text:span text:style-name="T13"> numbers </text:span><text:span text:style-name="T12">){</text:span></text:p>
      <text:p text:style-name="P5"><text:s text:c="9"/><text:span text:style-name="T6">System</text:span><text:span text:style-name="T12">.</text:span><text:span text:style-name="T10">out</text:span><text:span text:style-name="T12">.</text:span><text:span text:style-name="T10">print</text:span><text:span text:style-name="T12">(</text:span><text:span text:style-name="T13"> x </text:span><text:span text:style-name="T12">);</text:span></text:p>
      <text:p text:style-name="P5"><text:s text:c="9"/><text:span text:style-name="T6">System</text:span><text:span text:style-name="T12">.</text:span><text:span text:style-name="T10">out</text:span><text:span text:style-name="T12">.</text:span><text:span text:style-name="T10">print</text:span><text:span text:style-name="T12">(</text:span><text:span text:style-name="T15">","</text:span><text:span text:style-name="T12">);</text:span></text:p>
      <text:p text:style-name="P5"><text:s text:c="6"/><text:span text:style-name="T12">}</text:span></text:p>
      <text:p text:style-name="P5"><text:s text:c="6"/><text:span text:style-name="T6">System</text:span><text:span text:style-name="T12">.</text:span><text:span text:style-name="T10">out</text:span><text:span text:style-name="T12">.</text:span><text:span text:style-name="T10">print</text:span><text:span text:style-name="T12">(</text:span><text:span text:style-name="T15">"\n"</text:span><text:span text:style-name="T12">);</text:span></text:p>
      <text:p text:style-name="P5"><text:s text:c="6"/><text:span text:style-name="T6">String</text:span><text:span text:style-name="T13"> </text:span><text:span text:style-name="T12">[]</text:span><text:span text:style-name="T13"> names </text:span><text:span text:style-name="T12">={</text:span><text:span text:style-name="T15">"James"</text:span><text:span text:style-name="T12">,</text:span><text:span text:style-name="T13"> </text:span><text:span text:style-name="T15">"Larry"</text:span><text:span text:style-name="T12">,</text:span><text:span text:style-name="T13"> </text:span><text:span text:style-name="T15">"Tom"</text:span><text:span text:style-name="T12">,</text:span><text:span text:style-name="T13"> </text:span><text:span text:style-name="T15">"Lacy"</text:span><text:span text:style-name="T12">};</text:span></text:p>
      <text:p text:style-name="P5"><text:s text:c="6"/><text:span text:style-name="T10">for</text:span><text:span text:style-name="T12">(</text:span><text:span text:style-name="T13"> </text:span><text:span text:style-name="T6">String</text:span><text:span text:style-name="T13"> name </text:span><text:span text:style-name="T12">:</text:span><text:span text:style-name="T13"> names </text:span><text:span text:style-name="T12">)</text:span><text:span text:style-name="T13"> </text:span><text:span text:style-name="T12">{</text:span></text:p>
      <text:p text:style-name="P5"><text:s text:c="9"/><text:span text:style-name="T6">System</text:span><text:span text:style-name="T12">.</text:span><text:span text:style-name="T10">out</text:span><text:span text:style-name="T12">.</text:span><text:span text:style-name="T10">print</text:span><text:span text:style-name="T12">(</text:span><text:span text:style-name="T13"> name </text:span><text:span text:style-name="T12">);</text:span></text:p>
      <text:p text:style-name="P5"><text:s text:c="9"/><text:span text:style-name="T6">System</text:span><text:span text:style-name="T12">.</text:span><text:span text:style-name="T10">out</text:span><text:span text:style-name="T12">.</text:span><text:span text:style-name="T10">print</text:span><text:span text:style-name="T12">(</text:span><text:span text:style-name="T15">","</text:span><text:span text:style-name="T12">);</text:span></text:p>
      <text:p text:style-name="P5"><text:s text:c="6"/><text:span text:style-name="T12">}</text:span></text:p>
      <text:p text:style-name="P5"><text:s text:c="3"/><text:span text:style-name="T12">}</text:span></text:p>
      <text:p text:style-name="P6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S</meta:editing-duration>
    <meta:editing-cycles>4</meta:editing-cycles>
    <meta:generator>OpenOffice/4.1.1$Win32 OpenOffice.org_project/411m6$Build-9775</meta:generator>
    <dc:date>2016-02-05T10:43:10.78</dc:date>
    <meta:document-statistic meta:table-count="0" meta:image-count="0" meta:object-count="0" meta:page-count="1" meta:paragraph-count="20" meta:word-count="66" meta:character-count="619"/>
    <meta:user-defined meta:name="Info 1"/>
    <meta:user-defined meta:name="Info 2"/>
    <meta:user-defined meta:name="Info 3"/>
    <meta:user-defined meta:name="Info 4"/>
  </office:meta>
</office:document-meta>
</file>